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text-properties style:font-name="Arial" fo:font-size="11pt"/>
    </style:style>
    <style:style style:name="P3" style:family="paragraph" style:parent-style-name="Standard">
      <style:paragraph-properties fo:margin-left="0.847cm" fo:margin-right="0cm" fo:margin-top="0cm" fo:margin-bottom="0.247cm" loext:contextual-spacing="false" fo:line-height="120%" fo:text-indent="-0.847cm" style:auto-text-indent="false"/>
      <style:text-properties style:font-name="Arial" fo:font-size="11pt"/>
    </style:style>
    <style:style style:name="P4" style:family="paragraph" style:parent-style-name="Standard">
      <style:paragraph-properties fo:margin-left="0.847cm" fo:margin-right="0cm" fo:margin-top="0cm" fo:margin-bottom="0.247cm" loext:contextual-spacing="false" fo:line-height="120%" fo:text-indent="-0.847cm" style:auto-text-indent="false" fo:break-before="auto" fo:break-after="auto"/>
      <style:text-properties style:font-name="Arial" fo:font-size="11pt"/>
    </style:style>
    <style:style style:name="P5" style:family="paragraph" style:parent-style-name="Standard">
      <style:paragraph-properties fo:margin-left="0cm" fo:margin-right="0cm" fo:margin-top="0cm" fo:margin-bottom="0.247cm" loext:contextual-spacing="false" fo:line-height="120%" fo:text-indent="0cm" style:auto-text-indent="false"/>
      <style:text-properties style:font-name="Arial" fo:font-size="11pt"/>
    </style:style>
    <style:style style:name="P6" style:family="paragraph" style:parent-style-name="Text_20_body">
      <style:text-properties officeooo:rsid="00021a97" officeooo:paragraph-rsid="00021a97"/>
    </style:style>
    <style:style style:name="P7" style:family="paragraph" style:parent-style-name="Heading_20_2">
      <style:paragraph-properties fo:line-height="115%" fo:break-before="auto" fo:break-after="auto" style:writing-mode="lr-tb"/>
    </style:style>
    <style:style style:name="P8" style:family="paragraph" style:parent-style-name="Heading_20_1">
      <style:paragraph-properties fo:line-height="115%" fo:break-before="auto" fo:break-after="auto" style:writing-mode="lr-tb"/>
    </style:style>
    <style:style style:name="P9" style:family="paragraph" style:parent-style-name="Heading_20_1">
      <style:text-properties officeooo:rsid="00021a97" officeooo:paragraph-rsid="00021a97"/>
    </style:style>
    <style:style style:name="P10" style:family="paragraph" style:parent-style-name="Title" style:master-page-name="Standard">
      <style:paragraph-properties fo:line-height="115%" style:page-number="auto" fo:break-before="auto" fo:break-after="auto" style:writing-mode="lr-tb"/>
    </style:style>
    <style:style style:name="T1" style:family="text">
      <style:text-properties fo:font-style="italic" style:font-style-asian="italic"/>
    </style:style>
    <style:style style:name="T2" style:family="text">
      <style:text-properties style:text-position="0% 100%"/>
    </style:style>
    <style:style style:name="T3" style:family="text">
      <style:text-properties style:text-position="0% 100%" officeooo:rsid="00021a97"/>
    </style:style>
    <style:style style:name="T4" style:family="text">
      <style:text-properties officeooo:rsid="00018756"/>
    </style:style>
    <style:style style:name="T5" style:family="text">
      <style:text-properties officeooo:rsid="00021a9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h.v32vq8pjmi8d"/>An online taxonomic database to the stick-insect (Phasmida) egg-parasitising subfamilies Amiseginae and Loboscelidiinae</text:p>
      <text:p text:style-name="P1"/>
      <text:p text:style-name="P1"/>
      <text:h text:style-name="P8" text:outline-level="10"><text:bookmark text:name="h.osed9gg9i9lo"/>Introduction</text:h>
      <text:p text:style-name="P1">[[wasp info]]</text:p>
      <text:p text:style-name="P1"/>
      <text:p text:style-name="P1">The host associations of these wasps are poorly known (numbers) <text:span text:style-name="T5">and come mainly from phasmid species that cause damage to crops </text:span><text:reference-mark-start text:name="ADDIN CSL_CITATION {&quot;schema&quot;: &quot;https://github.com/citation-style-language/schema/raw/master/csl-citation.json&quot;, &quot;properties&quot;: {&quot;noteIndex&quot;: 0}, &quot;mendeley&quot;: {&quot;previouslyFormattedCitation&quot;: &quot;(Kimsey, Dewhurst, &amp; Nyaure, 2012)&quot;, &quot;plainTextFormattedCitation&quot;: &quot;(Kimsey, Dewhurst, &amp; Nyaure, 2012)&quot;, &quot;formattedCitation&quot;: &quot;(Kimsey, Dewhurst, &amp; Nyaure, 2012)&quot;}, &quot;citationItems&quot;: [{&quot;uris&quot;: [&quot;http://www.mendeley.com/documents/?uuid=94afd5fb-a606-4ec1-86cc-127082657035&quot;], &quot;itemData&quot;: {&quot;DOI&quot;: &quot;10.3897/JHR.&quot;, &quot;volume&quot;: &quot;1869&quot;, &quot;page&quot;: &quot;1-10&quot;, &quot;id&quot;: &quot;ITEM-1&quot;, &quot;title&quot;: &quot;New species of egg parasites from the Oil Palm Stick Insect ( Eurycantha insularis ) in Papua New Guinea ( Hymenoptera , Chrysididae , Phasmatodea , Phasmatidae )&quot;, &quot;issued&quot;: {&quot;date-parts&quot;: [[&quot;2012&quot;]]}, &quot;type&quot;: &quot;article-journal&quot;, &quot;author&quot;: [{&quot;given&quot;: &quot;Lynn S&quot;, &quot;dropping-particle&quot;: &quot;&quot;, &quot;parse-names&quot;: false, &quot;non-dropping-particle&quot;: &quot;&quot;, &quot;family&quot;: &quot;Kimsey&quot;, &quot;suffix&quot;: &quot;&quot;}, {&quot;given&quot;: &quot;Charles F&quot;, &quot;dropping-particle&quot;: &quot;&quot;, &quot;parse-names&quot;: false, &quot;non-dropping-particle&quot;: &quot;&quot;, &quot;family&quot;: &quot;Dewhurst&quot;, &quot;suffix&quot;: &quot;&quot;}, {&quot;given&quot;: &quot;Seno&quot;, &quot;dropping-particle&quot;: &quot;&quot;, &quot;parse-names&quot;: false, &quot;non-dropping-particle&quot;: &quot;&quot;, &quot;family&quot;: &quot;Nyaure&quot;, &quot;suffix&quot;: &quot;&quot;}]}, &quot;id&quot;: &quot;ITEM-1&quot;}]} RNDi82uTiPDkW"/><text:span text:style-name="T3">(Kimsey, Dewhurst, &amp; Nyaure, 2012)</text:span><text:reference-mark-end text:name="ADDIN CSL_CITATION {&quot;schema&quot;: &quot;https://github.com/citation-style-language/schema/raw/master/csl-citation.json&quot;, &quot;properties&quot;: {&quot;noteIndex&quot;: 0}, &quot;mendeley&quot;: {&quot;previouslyFormattedCitation&quot;: &quot;(Kimsey, Dewhurst, &amp; Nyaure, 2012)&quot;, &quot;plainTextFormattedCitation&quot;: &quot;(Kimsey, Dewhurst, &amp; Nyaure, 2012)&quot;, &quot;formattedCitation&quot;: &quot;(Kimsey, Dewhurst, &amp; Nyaure, 2012)&quot;}, &quot;citationItems&quot;: [{&quot;uris&quot;: [&quot;http://www.mendeley.com/documents/?uuid=94afd5fb-a606-4ec1-86cc-127082657035&quot;], &quot;itemData&quot;: {&quot;DOI&quot;: &quot;10.3897/JHR.&quot;, &quot;volume&quot;: &quot;1869&quot;, &quot;page&quot;: &quot;1-10&quot;, &quot;id&quot;: &quot;ITEM-1&quot;, &quot;title&quot;: &quot;New species of egg parasites from the Oil Palm Stick Insect ( Eurycantha insularis ) in Papua New Guinea ( Hymenoptera , Chrysididae , Phasmatodea , Phasmatidae )&quot;, &quot;issued&quot;: {&quot;date-parts&quot;: [[&quot;2012&quot;]]}, &quot;type&quot;: &quot;article-journal&quot;, &quot;author&quot;: [{&quot;given&quot;: &quot;Lynn S&quot;, &quot;dropping-particle&quot;: &quot;&quot;, &quot;parse-names&quot;: false, &quot;non-dropping-particle&quot;: &quot;&quot;, &quot;family&quot;: &quot;Kimsey&quot;, &quot;suffix&quot;: &quot;&quot;}, {&quot;given&quot;: &quot;Charles F&quot;, &quot;dropping-particle&quot;: &quot;&quot;, &quot;parse-names&quot;: false, &quot;non-dropping-particle&quot;: &quot;&quot;, &quot;family&quot;: &quot;Dewhurst&quot;, &quot;suffix&quot;: &quot;&quot;}, {&quot;given&quot;: &quot;Seno&quot;, &quot;dropping-particle&quot;: &quot;&quot;, &quot;parse-names&quot;: false, &quot;non-dropping-particle&quot;: &quot;&quot;, &quot;family&quot;: &quot;Nyaure&quot;, &quot;suffix&quot;: &quot;&quot;}]}, &quot;id&quot;: &quot;ITEM-1&quot;}]} RNDi82uTiPDkW"/><text:span text:style-name="T5">⁠ or forestry </text:span><text:reference-mark-start text:name="ADDIN CSL_CITATION {&quot;schema&quot;: &quot;https://github.com/citation-style-language/schema/raw/master/csl-citation.json&quot;, &quot;properties&quot;: {&quot;noteIndex&quot;: 0}, &quot;mendeley&quot;: {&quot;plainTextFormattedCitation&quot;: &quot;(Riek, 1955)&quot;, &quot;formattedCitation&quot;: &quot;(Riek, 1955)&quot;}, &quot;citationItems&quot;: [{&quot;uris&quot;: [&quot;http://www.mendeley.com/documents/?uuid=6d2267b9-864e-45ab-8d0b-6fca8f348c51&quot;], &quot;itemData&quot;: {&quot;DOI&quot;: &quot;10.1071/ZO9550118&quot;, &quot;ISSN&quot;: &quot;0004-959X&quot;, &quot;volume&quot;: &quot;3&quot;, &quot;issue&quot;: &quot;1&quot;, &quot;page&quot;: &quot;118&quot;, &quot;id&quot;: &quot;ITEM-1&quot;, &quot;title&quot;: &quot;Australian cleptid (Hymenoptera: Chrysidoidea) egg parasites of Cresmododea (Phasmodea)&quot;, &quot;issued&quot;: {&quot;date-parts&quot;: [[&quot;1955&quot;]]}, &quot;container-title&quot;: &quot;Australian Journal of Zoology&quot;, &quot;type&quot;: &quot;article-journal&quot;, &quot;author&quot;: [{&quot;given&quot;: &quot;Ef&quot;, &quot;dropping-particle&quot;: &quot;&quot;, &quot;parse-names&quot;: false, &quot;non-dropping-particle&quot;: &quot;&quot;, &quot;family&quot;: &quot;Riek&quot;, &quot;suffix&quot;: &quot;&quot;}]}, &quot;id&quot;: &quot;ITEM-1&quot;}]} RNDCbGwVGIxFZ"/><text:span text:style-name="T3">(Riek, 1955)</text:span><text:reference-mark-end text:name="ADDIN CSL_CITATION {&quot;schema&quot;: &quot;https://github.com/citation-style-language/schema/raw/master/csl-citation.json&quot;, &quot;properties&quot;: {&quot;noteIndex&quot;: 0}, &quot;mendeley&quot;: {&quot;plainTextFormattedCitation&quot;: &quot;(Riek, 1955)&quot;, &quot;formattedCitation&quot;: &quot;(Riek, 1955)&quot;}, &quot;citationItems&quot;: [{&quot;uris&quot;: [&quot;http://www.mendeley.com/documents/?uuid=6d2267b9-864e-45ab-8d0b-6fca8f348c51&quot;], &quot;itemData&quot;: {&quot;DOI&quot;: &quot;10.1071/ZO9550118&quot;, &quot;ISSN&quot;: &quot;0004-959X&quot;, &quot;volume&quot;: &quot;3&quot;, &quot;issue&quot;: &quot;1&quot;, &quot;page&quot;: &quot;118&quot;, &quot;id&quot;: &quot;ITEM-1&quot;, &quot;title&quot;: &quot;Australian cleptid (Hymenoptera: Chrysidoidea) egg parasites of Cresmododea (Phasmodea)&quot;, &quot;issued&quot;: {&quot;date-parts&quot;: [[&quot;1955&quot;]]}, &quot;container-title&quot;: &quot;Australian Journal of Zoology&quot;, &quot;type&quot;: &quot;article-journal&quot;, &quot;author&quot;: [{&quot;given&quot;: &quot;Ef&quot;, &quot;dropping-particle&quot;: &quot;&quot;, &quot;parse-names&quot;: false, &quot;non-dropping-particle&quot;: &quot;&quot;, &quot;family&quot;: &quot;Riek&quot;, &quot;suffix&quot;: &quot;&quot;}]}, &quot;id&quot;: &quot;ITEM-1&quot;}]} RNDCbGwVGIxFZ"/><text:span text:style-name="T5">⁠.</text:span></text:p>
      <text:p text:style-name="P1"/>
      <text:p text:style-name="P1">The Phasmida (= Phasmatodea; Phasmatoptera; Cheleutoptera) are large, obligate herbivores <text:reference-mark-start text:name="ADDIN CSL_CITATION {&quot;schema&quot;: &quot;https://github.com/citation-style-language/schema/raw/master/csl-citation.json&quot;, &quot;properties&quot;: {&quot;noteIndex&quot;: 0}, &quot;mendeley&quot;: {&quot;previouslyFormattedCitation&quot;: &quot;(Bedford, 1978)&quot;, &quot;plainTextFormattedCitation&quot;: &quot;(Bedford, 1978)&quot;, &quot;formattedCitation&quot;: &quot;(Bedford, 1978)&quot;}, &quot;citationItems&quot;: [{&quot;uris&quot;: [&quot;http://www.mendeley.com/documents/?uuid=6abf155f-5f60-435b-ad66-3b1ad5446caf&quot;], &quot;itemData&quot;: {&quot;ISSN&quot;: &quot;0066-4170&quot;, &quot;volume&quot;: &quot;23&quot;, &quot;id&quot;: &quot;ITEM-1&quot;, &quot;title&quot;: &quot;Biology and ecology of the Phasmatodea&quot;, &quot;container-title&quot;: &quot;Annual review of entomology&quot;, &quot;author&quot;: [{&quot;given&quot;: &quot;G. O.&quot;, &quot;dropping-particle&quot;: &quot;&quot;, &quot;parse-names&quot;: false, &quot;non-dropping-particle&quot;: &quot;&quot;, &quot;family&quot;: &quot;Bedford&quot;, &quot;suffix&quot;: &quot;&quot;}], &quot;DOI&quot;: &quot;10.1146/annurev.en.23.010178.001013&quot;, &quot;publisher&quot;: &quot;Annual Reviews&quot;, &quot;issue&quot;: &quot;1&quot;, &quot;page&quot;: &quot;125\u2013149&quot;, &quot;issued&quot;: {&quot;date-parts&quot;: [[&quot;1978&quot;, &quot;1&quot;]]}, &quot;type&quot;: &quot;article-journal&quot;}, &quot;id&quot;: &quot;ITEM-1&quot;}]} RNDTTMZATv1bw"/><text:span text:style-name="T2">(Bedford, 1978)</text:span><text:reference-mark-end text:name="ADDIN CSL_CITATION {&quot;schema&quot;: &quot;https://github.com/citation-style-language/schema/raw/master/csl-citation.json&quot;, &quot;properties&quot;: {&quot;noteIndex&quot;: 0}, &quot;mendeley&quot;: {&quot;previouslyFormattedCitation&quot;: &quot;(Bedford, 1978)&quot;, &quot;plainTextFormattedCitation&quot;: &quot;(Bedford, 1978)&quot;, &quot;formattedCitation&quot;: &quot;(Bedford, 1978)&quot;}, &quot;citationItems&quot;: [{&quot;uris&quot;: [&quot;http://www.mendeley.com/documents/?uuid=6abf155f-5f60-435b-ad66-3b1ad5446caf&quot;], &quot;itemData&quot;: {&quot;ISSN&quot;: &quot;0066-4170&quot;, &quot;volume&quot;: &quot;23&quot;, &quot;id&quot;: &quot;ITEM-1&quot;, &quot;title&quot;: &quot;Biology and ecology of the Phasmatodea&quot;, &quot;container-title&quot;: &quot;Annual review of entomology&quot;, &quot;author&quot;: [{&quot;given&quot;: &quot;G. O.&quot;, &quot;dropping-particle&quot;: &quot;&quot;, &quot;parse-names&quot;: false, &quot;non-dropping-particle&quot;: &quot;&quot;, &quot;family&quot;: &quot;Bedford&quot;, &quot;suffix&quot;: &quot;&quot;}], &quot;DOI&quot;: &quot;10.1146/annurev.en.23.010178.001013&quot;, &quot;publisher&quot;: &quot;Annual Reviews&quot;, &quot;issue&quot;: &quot;1&quot;, &quot;page&quot;: &quot;125\u2013149&quot;, &quot;issued&quot;: {&quot;date-parts&quot;: [[&quot;1978&quot;, &quot;1&quot;]]}, &quot;type&quot;: &quot;article-journal&quot;}, &quot;id&quot;: &quot;ITEM-1&quot;}]} RNDTTMZATv1bw"/>⁠ that are known as pests of agriculture and forestry in North America, Asia and Oceania <text:reference-mark-start text:name="ADDIN CSL_CITATION {&quot;schema&quot;: &quot;https://github.com/citation-style-language/schema/raw/master/csl-citation.json&quot;, &quot;properties&quot;: {&quot;noteIndex&quot;: 0}, &quot;mendeley&quot;: {&quot;previouslyFormattedCitation&quot;: &quot;(Baker, 2015)&quot;, &quot;plainTextFormattedCitation&quot;: &quot;(Baker, 2015)&quot;, &quot;formattedCitation&quot;: &quot;(Baker, 2015)&quot;}, &quot;citationItems&quot;: [{&quot;uris&quot;: [&quot;http://www.mendeley.com/documents/?uuid=6a69a653-15ad-4d93-820e-ae9a9f8c4df1&quot;], &quot;itemData&quot;: {&quot;abstract&quot;: &quot;Stick insects have been reported as significant phytophagous pests of agricultural and timber crops since the 1880s in North America, China, Australia and Pacific Islands. Much of the early literature comes from practical journals for farmers, and even twentieth Century reports can be problematic to locate. Unlike the plaguing Orthoptera, there has been no synthesis of the pest status of this enigmatic order of insects. This paper provides a literature synthesis of those species known to cause infestation or that are known to damage plants of economic importance; summarises historical and modern techniques for infestation management; and lists known organisms with potential for use as biological control agents. A generalised theory of outbreaks is presented and suggestions for future research efforts are made.&quot;, &quot;id&quot;: &quot;ITEM-1&quot;, &quot;title&quot;: &quot;The worldwide status of stick insects (Insecta: Phasmida) as pests of agriculture and forestry, with a generalised theory of phasmid outbreaks&quot;, &quot;issued&quot;: {&quot;date-parts&quot;: [[&quot;2015&quot;]]}, &quot;container-title&quot;: &quot;Agriculture &amp; Food Security&quot;, &quot;type&quot;: &quot;article-journal&quot;, &quot;author&quot;: [{&quot;given&quot;: &quot;Ed&quot;, &quot;dropping-particle&quot;: &quot;&quot;, &quot;parse-names&quot;: false, &quot;non-dropping-particle&quot;: &quot;&quot;, &quot;family&quot;: &quot;Baker&quot;, &quot;suffix&quot;: &quot;&quot;}]}, &quot;id&quot;: &quot;ITEM-1&quot;}]} RNDOLLdYPArZX"/><text:span text:style-name="T2">(Baker, 2015)</text:span><text:reference-mark-end text:name="ADDIN CSL_CITATION {&quot;schema&quot;: &quot;https://github.com/citation-style-language/schema/raw/master/csl-citation.json&quot;, &quot;properties&quot;: {&quot;noteIndex&quot;: 0}, &quot;mendeley&quot;: {&quot;previouslyFormattedCitation&quot;: &quot;(Baker, 2015)&quot;, &quot;plainTextFormattedCitation&quot;: &quot;(Baker, 2015)&quot;, &quot;formattedCitation&quot;: &quot;(Baker, 2015)&quot;}, &quot;citationItems&quot;: [{&quot;uris&quot;: [&quot;http://www.mendeley.com/documents/?uuid=6a69a653-15ad-4d93-820e-ae9a9f8c4df1&quot;], &quot;itemData&quot;: {&quot;abstract&quot;: &quot;Stick insects have been reported as significant phytophagous pests of agricultural and timber crops since the 1880s in North America, China, Australia and Pacific Islands. Much of the early literature comes from practical journals for farmers, and even twentieth Century reports can be problematic to locate. Unlike the plaguing Orthoptera, there has been no synthesis of the pest status of this enigmatic order of insects. This paper provides a literature synthesis of those species known to cause infestation or that are known to damage plants of economic importance; summarises historical and modern techniques for infestation management; and lists known organisms with potential for use as biological control agents. A generalised theory of outbreaks is presented and suggestions for future research efforts are made.&quot;, &quot;id&quot;: &quot;ITEM-1&quot;, &quot;title&quot;: &quot;The worldwide status of stick insects (Insecta: Phasmida) as pests of agriculture and forestry, with a generalised theory of phasmid outbreaks&quot;, &quot;issued&quot;: {&quot;date-parts&quot;: [[&quot;2015&quot;]]}, &quot;container-title&quot;: &quot;Agriculture &amp; Food Security&quot;, &quot;type&quot;: &quot;article-journal&quot;, &quot;author&quot;: [{&quot;given&quot;: &quot;Ed&quot;, &quot;dropping-particle&quot;: &quot;&quot;, &quot;parse-names&quot;: false, &quot;non-dropping-particle&quot;: &quot;&quot;, &quot;family&quot;: &quot;Baker&quot;, &quot;suffix&quot;: &quot;&quot;}]}, &quot;id&quot;: &quot;ITEM-1&quot;}]} RNDOLLdYPArZX"/>⁠. As these wasps are believed to be obligate parasitoids of phasmid eggs <text:reference-mark-start text:name="ADDIN CSL_CITATION {&quot;schema&quot;: &quot;https://github.com/citation-style-language/schema/raw/master/csl-citation.json&quot;, &quot;properties&quot;: {&quot;noteIndex&quot;: 0}, &quot;mendeley&quot;: {&quot;previouslyFormattedCitation&quot;: &quot;(Krombein, 1983)&quot;, &quot;plainTextFormattedCitation&quot;: &quot;(Krombein, 1983)&quot;, &quot;formattedCitation&quot;: &quot;(Krombein, 1983)&quot;}, &quot;citationItems&quot;: [{&quot;uris&quot;: [&quot;http://www.mendeley.com/documents/?uuid=41e80828-a4fe-414e-8c34-45d395fd31c5&quot;], &quot;itemData&quot;: {&quot;issue&quot;: &quot;376&quot;, &quot;id&quot;: &quot;ITEM-1&quot;, &quot;title&quot;: &quot;Biosystematic Studies of Ceylonese Wasps, XI: A Monograph of the Amiseginae and Loboscelidiinae (Hymenoptera: Chrysididae)&quot;, &quot;issued&quot;: {&quot;date-parts&quot;: [[&quot;1983&quot;]]}, &quot;container-title&quot;: &quot;Smithsonian Contributions to Zoology&quot;, &quot;type&quot;: &quot;article-journal&quot;, &quot;author&quot;: [{&quot;given&quot;: &quot;Karl&quot;, &quot;dropping-particle&quot;: &quot;V&quot;, &quot;parse-names&quot;: false, &quot;non-dropping-particle&quot;: &quot;&quot;, &quot;family&quot;: &quot;Krombein&quot;, &quot;suffix&quot;: &quot;&quot;}]}, &quot;id&quot;: &quot;ITEM-1&quot;}]} RND3dpNwdyAcJ"/><text:span text:style-name="T2">(Krombein, 1983)</text:span><text:reference-mark-end text:name="ADDIN CSL_CITATION {&quot;schema&quot;: &quot;https://github.com/citation-style-language/schema/raw/master/csl-citation.json&quot;, &quot;properties&quot;: {&quot;noteIndex&quot;: 0}, &quot;mendeley&quot;: {&quot;previouslyFormattedCitation&quot;: &quot;(Krombein, 1983)&quot;, &quot;plainTextFormattedCitation&quot;: &quot;(Krombein, 1983)&quot;, &quot;formattedCitation&quot;: &quot;(Krombein, 1983)&quot;}, &quot;citationItems&quot;: [{&quot;uris&quot;: [&quot;http://www.mendeley.com/documents/?uuid=41e80828-a4fe-414e-8c34-45d395fd31c5&quot;], &quot;itemData&quot;: {&quot;issue&quot;: &quot;376&quot;, &quot;id&quot;: &quot;ITEM-1&quot;, &quot;title&quot;: &quot;Biosystematic Studies of Ceylonese Wasps, XI: A Monograph of the Amiseginae and Loboscelidiinae (Hymenoptera: Chrysididae)&quot;, &quot;issued&quot;: {&quot;date-parts&quot;: [[&quot;1983&quot;]]}, &quot;container-title&quot;: &quot;Smithsonian Contributions to Zoology&quot;, &quot;type&quot;: &quot;article-journal&quot;, &quot;author&quot;: [{&quot;given&quot;: &quot;Karl&quot;, &quot;dropping-particle&quot;: &quot;V&quot;, &quot;parse-names&quot;: false, &quot;non-dropping-particle&quot;: &quot;&quot;, &quot;family&quot;: &quot;Krombein&quot;, &quot;suffix&quot;: &quot;&quot;}]}, &quot;id&quot;: &quot;ITEM-1&quot;}]} RND3dpNwdyAcJ"/>⁠ they have potential for the biological control of phasmid outbreaks and infestations <text:reference-mark-start text:name="ADDIN CSL_CITATION {&quot;schema&quot;: &quot;https://github.com/citation-style-language/schema/raw/master/csl-citation.json&quot;, &quot;properties&quot;: {&quot;noteIndex&quot;: 0}, &quot;mendeley&quot;: {&quot;previouslyFormattedCitation&quot;: &quot;(Readshaw, 1965)&quot;, &quot;plainTextFormattedCitation&quot;: &quot;(Readshaw, 1965)&quot;, &quot;formattedCitation&quot;: &quot;(Readshaw, 1965)&quot;}, &quot;citationItems&quot;: [{&quot;uris&quot;: [&quot;http://www.mendeley.com/documents/?uuid=a2fbdf5f-f8f2-4f55-9843-13fadfa8ad4e&quot;], &quot;itemData&quot;: {&quot;issue&quot;: &quot;475-490&quot;, &quot;volume&quot;: &quot;13&quot;, &quot;id&quot;: &quot;ITEM-1&quot;, &quot;title&quot;: &quot;A Theory of Phasmatid Outbreak Release&quot;, &quot;issued&quot;: {&quot;date-parts&quot;: [[&quot;1965&quot;]]}, &quot;container-title&quot;: &quot;Australian Journal of Zoology&quot;, &quot;type&quot;: &quot;article-journal&quot;, &quot;author&quot;: [{&quot;given&quot;: &quot;J. L.&quot;, &quot;dropping-particle&quot;: &quot;&quot;, &quot;parse-names&quot;: false, &quot;non-dropping-particle&quot;: &quot;&quot;, &quot;family&quot;: &quot;Readshaw&quot;, &quot;suffix&quot;: &quot;&quot;}]}, &quot;id&quot;: &quot;ITEM-1&quot;}]} RNDL9ZDdMDgcI"/><text:span text:style-name="T2">(Readshaw, 1965)</text:span><text:reference-mark-end text:name="ADDIN CSL_CITATION {&quot;schema&quot;: &quot;https://github.com/citation-style-language/schema/raw/master/csl-citation.json&quot;, &quot;properties&quot;: {&quot;noteIndex&quot;: 0}, &quot;mendeley&quot;: {&quot;previouslyFormattedCitation&quot;: &quot;(Readshaw, 1965)&quot;, &quot;plainTextFormattedCitation&quot;: &quot;(Readshaw, 1965)&quot;, &quot;formattedCitation&quot;: &quot;(Readshaw, 1965)&quot;}, &quot;citationItems&quot;: [{&quot;uris&quot;: [&quot;http://www.mendeley.com/documents/?uuid=a2fbdf5f-f8f2-4f55-9843-13fadfa8ad4e&quot;], &quot;itemData&quot;: {&quot;issue&quot;: &quot;475-490&quot;, &quot;volume&quot;: &quot;13&quot;, &quot;id&quot;: &quot;ITEM-1&quot;, &quot;title&quot;: &quot;A Theory of Phasmatid Outbreak Release&quot;, &quot;issued&quot;: {&quot;date-parts&quot;: [[&quot;1965&quot;]]}, &quot;container-title&quot;: &quot;Australian Journal of Zoology&quot;, &quot;type&quot;: &quot;article-journal&quot;, &quot;author&quot;: [{&quot;given&quot;: &quot;J. L.&quot;, &quot;dropping-particle&quot;: &quot;&quot;, &quot;parse-names&quot;: false, &quot;non-dropping-particle&quot;: &quot;&quot;, &quot;family&quot;: &quot;Readshaw&quot;, &quot;suffix&quot;: &quot;&quot;}]}, &quot;id&quot;: &quot;ITEM-1&quot;}]} RNDL9ZDdMDgcI"/>⁠. Our knowledge of host preference and host specificity is currently insufficient, and further work is required to establish the feasibility of these wasps as control agents. The rate at which this knowledge is acquired could be greatly increased if studies were made by the large number of people interested in phasmids, from pet keepers in the tropics through to professional taxonomists.</text:p>
      <text:p text:style-name="P1"/>
      <text:p text:style-name="P1">The Phasmida Species File Online <text:reference-mark-start text:name="ADDIN CSL_CITATION {&quot;schema&quot;: &quot;https://github.com/citation-style-language/schema/raw/master/csl-citation.json&quot;, &quot;properties&quot;: {&quot;noteIndex&quot;: 0}, &quot;mendeley&quot;: {&quot;previouslyFormattedCitation&quot;: &quot;(Brock, 2015)&quot;, &quot;plainTextFormattedCitation&quot;: &quot;(Brock, 2015)&quot;, &quot;formattedCitation&quot;: &quot;(Brock, 2015)&quot;}, &quot;citationItems&quot;: [{&quot;uris&quot;: [&quot;http://www.mendeley.com/documents/?uuid=f2c3d965-8714-4b8d-ba6f-5d1c324b1864&quot;], &quot;itemData&quot;: {&quot;URL&quot;: &quot;http://phasmida.speciesfile.org&quot;, &quot;accessed&quot;: {&quot;date-parts&quot;: [[&quot;2015&quot;, &quot;6&quot;, &quot;1&quot;]]}, &quot;id&quot;: &quot;ITEM-1&quot;, &quot;title&quot;: &quot;Phasmida Species File Online&quot;, &quot;issued&quot;: {&quot;date-parts&quot;: [[&quot;2015&quot;]]}, &quot;type&quot;: &quot;webpage&quot;, &quot;author&quot;: [{&quot;given&quot;: &quot;Paul D.&quot;, &quot;dropping-particle&quot;: &quot;&quot;, &quot;parse-names&quot;: false, &quot;non-dropping-particle&quot;: &quot;&quot;, &quot;family&quot;: &quot;Brock&quot;, &quot;suffix&quot;: &quot;&quot;}]}, &quot;id&quot;: &quot;ITEM-1&quot;}]} RNDKBpKv2S9Ok"/><text:span text:style-name="T2">(Brock, 2015)</text:span><text:reference-mark-end text:name="ADDIN CSL_CITATION {&quot;schema&quot;: &quot;https://github.com/citation-style-language/schema/raw/master/csl-citation.json&quot;, &quot;properties&quot;: {&quot;noteIndex&quot;: 0}, &quot;mendeley&quot;: {&quot;previouslyFormattedCitation&quot;: &quot;(Brock, 2015)&quot;, &quot;plainTextFormattedCitation&quot;: &quot;(Brock, 2015)&quot;, &quot;formattedCitation&quot;: &quot;(Brock, 2015)&quot;}, &quot;citationItems&quot;: [{&quot;uris&quot;: [&quot;http://www.mendeley.com/documents/?uuid=f2c3d965-8714-4b8d-ba6f-5d1c324b1864&quot;], &quot;itemData&quot;: {&quot;URL&quot;: &quot;http://phasmida.speciesfile.org&quot;, &quot;accessed&quot;: {&quot;date-parts&quot;: [[&quot;2015&quot;, &quot;6&quot;, &quot;1&quot;]]}, &quot;id&quot;: &quot;ITEM-1&quot;, &quot;title&quot;: &quot;Phasmida Species File Online&quot;, &quot;issued&quot;: {&quot;date-parts&quot;: [[&quot;2015&quot;]]}, &quot;type&quot;: &quot;webpage&quot;, &quot;author&quot;: [{&quot;given&quot;: &quot;Paul D.&quot;, &quot;dropping-particle&quot;: &quot;&quot;, &quot;parse-names&quot;: false, &quot;non-dropping-particle&quot;: &quot;&quot;, &quot;family&quot;: &quot;Brock&quot;, &quot;suffix&quot;: &quot;&quot;}]}, &quot;id&quot;: &quot;ITEM-1&quot;}]} RNDKBpKv2S9Ok"/>⁠ has become the defacto online resource for reliable taxonomic on that order. It is hoped making knowledge of these enigmatic wasp species freely available online that further research on these groups is encouraged, both by hymenopterists and phasmatologists.</text:p>
      <text:p text:style-name="P1"/>
      <text:h text:style-name="P8" text:outline-level="10"><text:bookmark text:name="h.2mo8hbubsdqt"/>Content</text:h>
      <text:p text:style-name="P1">The last comprehensive species catalogue of the Amiseginae and Loboscelidiinae was published <text:span text:style-name="T4">in The Chrysidid Wasps of the World</text:span> <text:reference-mark-start text:name="ADDIN CSL_CITATION {&quot;schema&quot;: &quot;https://github.com/citation-style-language/schema/raw/master/csl-citation.json&quot;, &quot;properties&quot;: {&quot;noteIndex&quot;: 0}, &quot;mendeley&quot;: {&quot;previouslyFormattedCitation&quot;: &quot;(Kimsey &amp; Bohart, 1990)&quot;, &quot;plainTextFormattedCitation&quot;: &quot;(Kimsey &amp; Bohart, 1990)&quot;, &quot;formattedCitation&quot;: &quot;(Kimsey &amp; Bohart, 1990)&quot;}, &quot;citationItems&quot;: [{&quot;uris&quot;: [&quot;http://www.mendeley.com/documents/?uuid=4edf5499-8c99-4e83-b90e-01b0659cd1d2&quot;], &quot;itemData&quot;: {&quot;publisher&quot;: &quot;Oxford University Press&quot;, &quot;id&quot;: &quot;ITEM-1&quot;, &quot;number-of-pages&quot;: &quot;652&quot;, &quot;issued&quot;: {&quot;date-parts&quot;: [[&quot;1990&quot;]]}, &quot;title&quot;: &quot;The Chrysidid Wasps of The World&quot;, &quot;type&quot;: &quot;book&quot;, &quot;author&quot;: [{&quot;given&quot;: &quot;Lynn S.&quot;, &quot;dropping-particle&quot;: &quot;&quot;, &quot;parse-names&quot;: false, &quot;non-dropping-particle&quot;: &quot;&quot;, &quot;family&quot;: &quot;Kimsey&quot;, &quot;suffix&quot;: &quot;&quot;}, {&quot;given&quot;: &quot;R. M.&quot;, &quot;dropping-particle&quot;: &quot;&quot;, &quot;parse-names&quot;: false, &quot;non-dropping-particle&quot;: &quot;&quot;, &quot;family&quot;: &quot;Bohart&quot;, &quot;suffix&quot;: &quot;&quot;}]}, &quot;id&quot;: &quot;ITEM-1&quot;}]} RNDexWY9f7bSo"/><text:span text:style-name="T2">(Kimsey &amp; Bohart, 1990)</text:span><text:reference-mark-end text:name="ADDIN CSL_CITATION {&quot;schema&quot;: &quot;https://github.com/citation-style-language/schema/raw/master/csl-citation.json&quot;, &quot;properties&quot;: {&quot;noteIndex&quot;: 0}, &quot;mendeley&quot;: {&quot;previouslyFormattedCitation&quot;: &quot;(Kimsey &amp; Bohart, 1990)&quot;, &quot;plainTextFormattedCitation&quot;: &quot;(Kimsey &amp; Bohart, 1990)&quot;, &quot;formattedCitation&quot;: &quot;(Kimsey &amp; Bohart, 1990)&quot;}, &quot;citationItems&quot;: [{&quot;uris&quot;: [&quot;http://www.mendeley.com/documents/?uuid=4edf5499-8c99-4e83-b90e-01b0659cd1d2&quot;], &quot;itemData&quot;: {&quot;publisher&quot;: &quot;Oxford University Press&quot;, &quot;id&quot;: &quot;ITEM-1&quot;, &quot;number-of-pages&quot;: &quot;652&quot;, &quot;issued&quot;: {&quot;date-parts&quot;: [[&quot;1990&quot;]]}, &quot;title&quot;: &quot;The Chrysidid Wasps of The World&quot;, &quot;type&quot;: &quot;book&quot;, &quot;author&quot;: [{&quot;given&quot;: &quot;Lynn S.&quot;, &quot;dropping-particle&quot;: &quot;&quot;, &quot;parse-names&quot;: false, &quot;non-dropping-particle&quot;: &quot;&quot;, &quot;family&quot;: &quot;Kimsey&quot;, &quot;suffix&quot;: &quot;&quot;}, {&quot;given&quot;: &quot;R. M.&quot;, &quot;dropping-particle&quot;: &quot;&quot;, &quot;parse-names&quot;: false, &quot;non-dropping-particle&quot;: &quot;&quot;, &quot;family&quot;: &quot;Bohart&quot;, &quot;suffix&quot;: &quot;&quot;}]}, &quot;id&quot;: &quot;ITEM-1&quot;}]} RNDexWY9f7bSo"/>⁠. The database presented here draws heavily on this work, and brings it up to date, through the incorporation of information from subsequent publications and online presentation.</text:p>
      <text:p text:style-name="P1"/>
      <text:p text:style-name="P1">The publication of this data paper is intended not only to <text:span text:style-name="T5">create awareness of</text:span> the online database, but also to provide a convenient method of citation. The Phasmida Species File Online has been cited as a website in multiple fashions with varying dates of ‘publication’. The publication of a data paper <text:reference-mark-start text:name="ADDIN CSL_CITATION {&quot;schema&quot;: &quot;https://github.com/citation-style-language/schema/raw/master/csl-citation.json&quot;, &quot;properties&quot;: {&quot;noteIndex&quot;: 0}, &quot;mendeley&quot;: {&quot;previouslyFormattedCitation&quot;: &quot;(Chavan &amp; Penev, 2011)&quot;, &quot;plainTextFormattedCitation&quot;: &quot;(Chavan &amp; Penev, 2011)&quot;, &quot;formattedCitation&quot;: &quot;(Chavan &amp; Penev, 2011)&quot;}, &quot;citationItems&quot;: [{&quot;uris&quot;: [&quot;http://www.mendeley.com/documents/?uuid=ad5d7493-0cce-4676-99d5-003b29d11b10&quot;], &quot;itemData&quot;: {&quot;ISSN&quot;: &quot;1471-2105&quot;, &quot;volume&quot;: &quot;12&quot;, &quot;id&quot;: &quot;ITEM-1&quot;, &quot;title&quot;: &quot;The data paper: a mechanism to incentivize data publishing in biodiversity science&quot;, &quot;container-title&quot;: &quot;BMC Bioinformatics&quot;, &quot;author&quot;: [{&quot;given&quot;: &quot;Vishwas&quot;, &quot;dropping-particle&quot;: &quot;&quot;, &quot;parse-names&quot;: false, &quot;non-dropping-particle&quot;: &quot;&quot;, &quot;family&quot;: &quot;Chavan&quot;, &quot;suffix&quot;: &quot;&quot;}, {&quot;given&quot;: &quot;Lyubomir&quot;, &quot;dropping-particle&quot;: &quot;&quot;, &quot;parse-names&quot;: false, &quot;non-dropping-particle&quot;: &quot;&quot;, &quot;family&quot;: &quot;Penev&quot;, &quot;suffix&quot;: &quot;&quot;}], &quot;DOI&quot;: &quot;10.1186/1471-2105-12-S15-S2&quot;, &quot;publisher&quot;: &quot;BioMed Central Ltd&quot;, &quot;issue&quot;: &quot;Suppl 15&quot;, &quot;page&quot;: &quot;S2&quot;, &quot;issued&quot;: {&quot;date-parts&quot;: [[&quot;2011&quot;]]}, &quot;type&quot;: &quot;article-journal&quot;}, &quot;id&quot;: &quot;ITEM-1&quot;}]} RNDbwrNU5zRay"/>(Chavan &amp; Penev, 2011)<text:reference-mark-end text:name="ADDIN CSL_CITATION {&quot;schema&quot;: &quot;https://github.com/citation-style-language/schema/raw/master/csl-citation.json&quot;, &quot;properties&quot;: {&quot;noteIndex&quot;: 0}, &quot;mendeley&quot;: {&quot;previouslyFormattedCitation&quot;: &quot;(Chavan &amp; Penev, 2011)&quot;, &quot;plainTextFormattedCitation&quot;: &quot;(Chavan &amp; Penev, 2011)&quot;, &quot;formattedCitation&quot;: &quot;(Chavan &amp; Penev, 2011)&quot;}, &quot;citationItems&quot;: [{&quot;uris&quot;: [&quot;http://www.mendeley.com/documents/?uuid=ad5d7493-0cce-4676-99d5-003b29d11b10&quot;], &quot;itemData&quot;: {&quot;ISSN&quot;: &quot;1471-2105&quot;, &quot;volume&quot;: &quot;12&quot;, &quot;id&quot;: &quot;ITEM-1&quot;, &quot;title&quot;: &quot;The data paper: a mechanism to incentivize data publishing in biodiversity science&quot;, &quot;container-title&quot;: &quot;BMC Bioinformatics&quot;, &quot;author&quot;: [{&quot;given&quot;: &quot;Vishwas&quot;, &quot;dropping-particle&quot;: &quot;&quot;, &quot;parse-names&quot;: false, &quot;non-dropping-particle&quot;: &quot;&quot;, &quot;family&quot;: &quot;Chavan&quot;, &quot;suffix&quot;: &quot;&quot;}, {&quot;given&quot;: &quot;Lyubomir&quot;, &quot;dropping-particle&quot;: &quot;&quot;, &quot;parse-names&quot;: false, &quot;non-dropping-particle&quot;: &quot;&quot;, &quot;family&quot;: &quot;Penev&quot;, &quot;suffix&quot;: &quot;&quot;}], &quot;DOI&quot;: &quot;10.1186/1471-2105-12-S15-S2&quot;, &quot;publisher&quot;: &quot;BioMed Central Ltd&quot;, &quot;issue&quot;: &quot;Suppl 15&quot;, &quot;page&quot;: &quot;S2&quot;, &quot;issued&quot;: {&quot;date-parts&quot;: [[&quot;2011&quot;]]}, &quot;type&quot;: &quot;article-journal&quot;}, &quot;id&quot;: &quot;ITEM-1&quot;}]} RNDbwrNU5zRay"/><text:span text:style-name="T2">⁠</text:span> provides a single method of citation, complete with a Digital Object Identifier (DOI).</text:p>
      <text:p text:style-name="P1"/>
      <text:h text:style-name="P7" text:outline-level="10"><text:bookmark text:name="h.dgf7iasnc0j8"/>Available Data</text:h>
      <text:p text:style-name="P1">The database contains records of all known valid species of Amiseginae and Loboscelidiinae, with full details of synonymy within these subfamilies, both recent and fossil. Full details are given for all type specimens, type species and the first usage of family-group <text:soft-page-break/>names. Additional specimens from collections have been added from the literature to provide fuller coverage of biogeography. All known host associations are included and referenced.</text:p>
      <text:p text:style-name="P1"><text:s/></text:p>
      <text:p text:style-name="P1">A bibliography is provided for each taxon indicating concisely the relevant content of each citation (e.g. images, host associations). Where possible references are linked to online copies of manuscripts to aid access to the literature.</text:p>
      <text:h text:style-name="P8" text:outline-level="10"><text:bookmark text:name="h.4rinu675pw6p"/>Technical Overview</text:h>
      <text:p text:style-name="P1">The Chrysididae Species File makes use of the Species File software (http://software.speciesfile.org).</text:p>
      <text:p text:style-name="P1"/>
      <text:p text:style-name="P9">Data Sharing</text:p>
      <text:p text:style-name="P6">Taxonomic information will be shared with the Catalogue of Life <text:reference-mark-start text:name="ADDIN CSL_CITATION {&quot;schema&quot;: &quot;https://github.com/citation-style-language/schema/raw/master/csl-citation.json&quot;, &quot;properties&quot;: {&quot;noteIndex&quot;: 0}, &quot;mendeley&quot;: {&quot;previouslyFormattedCitation&quot;: &quot;(Roskov et al., 2015)&quot;, &quot;plainTextFormattedCitation&quot;: &quot;(Roskov et al., 2015)&quot;, &quot;formattedCitation&quot;: &quot;(Roskov et al., 2015)&quot;}, &quot;citationItems&quot;: [{&quot;uris&quot;: [&quot;http://www.mendeley.com/documents/?uuid=d5ec7086-c4ec-44c6-b9cc-03a0e89ff10d&quot;], &quot;itemData&quot;: {&quot;URL&quot;: &quot;www.catalogueoflife.org/col&quot;, &quot;id&quot;: &quot;ITEM-1&quot;, &quot;title&quot;: &quot;Species 2000 &amp; ITIS Catalogue of Life&quot;, &quot;issued&quot;: {&quot;date-parts&quot;: [[&quot;2015&quot;]]}, &quot;container-title&quot;: &quot;Species 2000: Naturalis, Leiden, the Netherlands. ISSN 2405-8858.&quot;, &quot;type&quot;: &quot;webpage&quot;, &quot;author&quot;: [{&quot;given&quot;: &quot;Y.&quot;, &quot;dropping-particle&quot;: &quot;&quot;, &quot;parse-names&quot;: false, &quot;non-dropping-particle&quot;: &quot;&quot;, &quot;family&quot;: &quot;Roskov&quot;, &quot;suffix&quot;: &quot;&quot;}, {&quot;given&quot;: &quot;y L.&quot;, &quot;dropping-particle&quot;: &quot;&quot;, &quot;parse-names&quot;: false, &quot;non-dropping-particle&quot;: &quot;&quot;, &quot;family&quot;: &quot;Abuca&quot;, &quot;suffix&quot;: &quot;&quot;}, {&quot;given&quot;: &quot;T.&quot;, &quot;dropping-particle&quot;: &quot;&quot;, &quot;parse-names&quot;: false, &quot;non-dropping-particle&quot;: &quot;&quot;, &quot;family&quot;: &quot;Orrell&quot;, &quot;suffix&quot;: &quot;&quot;}, {&quot;given&quot;: &quot;D.&quot;, &quot;dropping-particle&quot;: &quot;&quot;, &quot;parse-names&quot;: false, &quot;non-dropping-particle&quot;: &quot;&quot;, &quot;family&quot;: &quot;Nicolson&quot;, &quot;suffix&quot;: &quot;&quot;}, {&quot;given&quot;: &quot;T.&quot;, &quot;dropping-particle&quot;: &quot;&quot;, &quot;parse-names&quot;: false, &quot;non-dropping-particle&quot;: &quot;&quot;, &quot;family&quot;: &quot;Kunze&quot;, &quot;suffix&quot;: &quot;&quot;}, {&quot;given&quot;: &quot;C.&quot;, &quot;dropping-particle&quot;: &quot;&quot;, &quot;parse-names&quot;: false, &quot;non-dropping-particle&quot;: &quot;&quot;, &quot;family&quot;: &quot;Flann&quot;, &quot;suffix&quot;: &quot;&quot;}, {&quot;given&quot;: &quot;N.&quot;, &quot;dropping-particle&quot;: &quot;&quot;, &quot;parse-names&quot;: false, &quot;non-dropping-particle&quot;: &quot;&quot;, &quot;family&quot;: &quot;Bailly&quot;, &quot;suffix&quot;: &quot;&quot;}, {&quot;given&quot;: &quot;P.&quot;, &quot;dropping-particle&quot;: &quot;&quot;, &quot;parse-names&quot;: false, &quot;non-dropping-particle&quot;: &quot;&quot;, &quot;family&quot;: &quot;Kirk&quot;, &quot;suffix&quot;: &quot;&quot;}, {&quot;given&quot;: &quot;T.&quot;, &quot;dropping-particle&quot;: &quot;&quot;, &quot;parse-names&quot;: false, &quot;non-dropping-particle&quot;: &quot;&quot;, &quot;family&quot;: &quot;Bourgoin&quot;, &quot;suffix&quot;: &quot;&quot;}, {&quot;given&quot;: &quot;R.E.&quot;, &quot;dropping-particle&quot;: &quot;&quot;, &quot;parse-names&quot;: false, &quot;non-dropping-particle&quot;: &quot;&quot;, &quot;family&quot;: &quot;DeWalt&quot;, &quot;suffix&quot;: &quot;&quot;}, {&quot;given&quot;: &quot;W.&quot;, &quot;dropping-particle&quot;: &quot;&quot;, &quot;parse-names&quot;: false, &quot;non-dropping-particle&quot;: &quot;&quot;, &quot;family&quot;: &quot;Decock&quot;, &quot;suffix&quot;: &quot;&quot;}, {&quot;given&quot;: &quot;A.&quot;, &quot;dropping-particle&quot;: &quot;&quot;, &quot;parse-names&quot;: false, &quot;non-dropping-particle&quot;: &quot;De&quot;, &quot;family&quot;: &quot;Wever&quot;, &quot;suffix&quot;: &quot;&quot;}]}, &quot;id&quot;: &quot;ITEM-1&quot;}]} RNDtgGHlzoVXW"/><text:span text:style-name="T2">(Roskov et al., 2015)</text:span><text:reference-mark-end text:name="ADDIN CSL_CITATION {&quot;schema&quot;: &quot;https://github.com/citation-style-language/schema/raw/master/csl-citation.json&quot;, &quot;properties&quot;: {&quot;noteIndex&quot;: 0}, &quot;mendeley&quot;: {&quot;previouslyFormattedCitation&quot;: &quot;(Roskov et al., 2015)&quot;, &quot;plainTextFormattedCitation&quot;: &quot;(Roskov et al., 2015)&quot;, &quot;formattedCitation&quot;: &quot;(Roskov et al., 2015)&quot;}, &quot;citationItems&quot;: [{&quot;uris&quot;: [&quot;http://www.mendeley.com/documents/?uuid=d5ec7086-c4ec-44c6-b9cc-03a0e89ff10d&quot;], &quot;itemData&quot;: {&quot;URL&quot;: &quot;www.catalogueoflife.org/col&quot;, &quot;id&quot;: &quot;ITEM-1&quot;, &quot;title&quot;: &quot;Species 2000 &amp; ITIS Catalogue of Life&quot;, &quot;issued&quot;: {&quot;date-parts&quot;: [[&quot;2015&quot;]]}, &quot;container-title&quot;: &quot;Species 2000: Naturalis, Leiden, the Netherlands. ISSN 2405-8858.&quot;, &quot;type&quot;: &quot;webpage&quot;, &quot;author&quot;: [{&quot;given&quot;: &quot;Y.&quot;, &quot;dropping-particle&quot;: &quot;&quot;, &quot;parse-names&quot;: false, &quot;non-dropping-particle&quot;: &quot;&quot;, &quot;family&quot;: &quot;Roskov&quot;, &quot;suffix&quot;: &quot;&quot;}, {&quot;given&quot;: &quot;y L.&quot;, &quot;dropping-particle&quot;: &quot;&quot;, &quot;parse-names&quot;: false, &quot;non-dropping-particle&quot;: &quot;&quot;, &quot;family&quot;: &quot;Abuca&quot;, &quot;suffix&quot;: &quot;&quot;}, {&quot;given&quot;: &quot;T.&quot;, &quot;dropping-particle&quot;: &quot;&quot;, &quot;parse-names&quot;: false, &quot;non-dropping-particle&quot;: &quot;&quot;, &quot;family&quot;: &quot;Orrell&quot;, &quot;suffix&quot;: &quot;&quot;}, {&quot;given&quot;: &quot;D.&quot;, &quot;dropping-particle&quot;: &quot;&quot;, &quot;parse-names&quot;: false, &quot;non-dropping-particle&quot;: &quot;&quot;, &quot;family&quot;: &quot;Nicolson&quot;, &quot;suffix&quot;: &quot;&quot;}, {&quot;given&quot;: &quot;T.&quot;, &quot;dropping-particle&quot;: &quot;&quot;, &quot;parse-names&quot;: false, &quot;non-dropping-particle&quot;: &quot;&quot;, &quot;family&quot;: &quot;Kunze&quot;, &quot;suffix&quot;: &quot;&quot;}, {&quot;given&quot;: &quot;C.&quot;, &quot;dropping-particle&quot;: &quot;&quot;, &quot;parse-names&quot;: false, &quot;non-dropping-particle&quot;: &quot;&quot;, &quot;family&quot;: &quot;Flann&quot;, &quot;suffix&quot;: &quot;&quot;}, {&quot;given&quot;: &quot;N.&quot;, &quot;dropping-particle&quot;: &quot;&quot;, &quot;parse-names&quot;: false, &quot;non-dropping-particle&quot;: &quot;&quot;, &quot;family&quot;: &quot;Bailly&quot;, &quot;suffix&quot;: &quot;&quot;}, {&quot;given&quot;: &quot;P.&quot;, &quot;dropping-particle&quot;: &quot;&quot;, &quot;parse-names&quot;: false, &quot;non-dropping-particle&quot;: &quot;&quot;, &quot;family&quot;: &quot;Kirk&quot;, &quot;suffix&quot;: &quot;&quot;}, {&quot;given&quot;: &quot;T.&quot;, &quot;dropping-particle&quot;: &quot;&quot;, &quot;parse-names&quot;: false, &quot;non-dropping-particle&quot;: &quot;&quot;, &quot;family&quot;: &quot;Bourgoin&quot;, &quot;suffix&quot;: &quot;&quot;}, {&quot;given&quot;: &quot;R.E.&quot;, &quot;dropping-particle&quot;: &quot;&quot;, &quot;parse-names&quot;: false, &quot;non-dropping-particle&quot;: &quot;&quot;, &quot;family&quot;: &quot;DeWalt&quot;, &quot;suffix&quot;: &quot;&quot;}, {&quot;given&quot;: &quot;W.&quot;, &quot;dropping-particle&quot;: &quot;&quot;, &quot;parse-names&quot;: false, &quot;non-dropping-particle&quot;: &quot;&quot;, &quot;family&quot;: &quot;Decock&quot;, &quot;suffix&quot;: &quot;&quot;}, {&quot;given&quot;: &quot;A.&quot;, &quot;dropping-particle&quot;: &quot;&quot;, &quot;parse-names&quot;: false, &quot;non-dropping-particle&quot;: &quot;De&quot;, &quot;family&quot;: &quot;Wever&quot;, &quot;suffix&quot;: &quot;&quot;}]}, &quot;id&quot;: &quot;ITEM-1&quot;}]} RNDtgGHlzoVXW"/>⁠ which in turn contributes to other online biodiversity resources including the Encyclopedia of Life <text:reference-mark-start text:name="ADDIN CSL_CITATION {&quot;schema&quot;: &quot;https://github.com/citation-style-language/schema/raw/master/csl-citation.json&quot;, &quot;properties&quot;: {&quot;noteIndex&quot;: 0}, &quot;mendeley&quot;: {&quot;previouslyFormattedCitation&quot;: &quot;(Parr et al., 2014)&quot;, &quot;plainTextFormattedCitation&quot;: &quot;(Parr et al., 2014)&quot;, &quot;formattedCitation&quot;: &quot;(Parr et al., 2014)&quot;}, &quot;citationItems&quot;: [{&quot;uris&quot;: [&quot;http://www.mendeley.com/documents/?uuid=648cbc09-a73c-42d7-ac1f-6c3a38adecc0&quot;], &quot;itemData&quot;: {&quot;ISSN&quot;: &quot;1314-2828&quot;, &quot;id&quot;: &quot;ITEM-1&quot;, &quot;title&quot;: &quot;The Encyclopedia of Life v2: Providing Global Access to Knowledge About Life on Earth.&quot;, &quot;PMID&quot;: &quot;24891832&quot;, &quot;container-title&quot;: &quot;Biodiversity Data Journal&quot;, &quot;author&quot;: [{&quot;given&quot;: &quot;Cynthia S&quot;, &quot;dropping-particle&quot;: &quot;&quot;, &quot;parse-names&quot;: false, &quot;non-dropping-particle&quot;: &quot;&quot;, &quot;family&quot;: &quot;Parr&quot;, &quot;suffix&quot;: &quot;&quot;}, {&quot;given&quot;: &quot;Nathan&quot;, &quot;dropping-particle&quot;: &quot;&quot;, &quot;parse-names&quot;: false, &quot;non-dropping-particle&quot;: &quot;&quot;, &quot;family&quot;: &quot;Wilson&quot;, &quot;suffix&quot;: &quot;&quot;}, {&quot;given&quot;: &quot;Patrick&quot;, &quot;dropping-particle&quot;: &quot;&quot;, &quot;parse-names&quot;: false, &quot;non-dropping-particle&quot;: &quot;&quot;, &quot;family&quot;: &quot;Leary&quot;, &quot;suffix&quot;: &quot;&quot;}, {&quot;given&quot;: &quot;Katja S&quot;, &quot;dropping-particle&quot;: &quot;&quot;, &quot;parse-names&quot;: false, &quot;non-dropping-particle&quot;: &quot;&quot;, &quot;family&quot;: &quot;Schulz&quot;, &quot;suffix&quot;: &quot;&quot;}, {&quot;given&quot;: &quot;Kristen&quot;, &quot;dropping-particle&quot;: &quot;&quot;, &quot;parse-names&quot;: false, &quot;non-dropping-particle&quot;: &quot;&quot;, &quot;family&quot;: &quot;Lans&quot;, &quot;suffix&quot;: &quot;&quot;}, {&quot;given&quot;: &quot;Lisa&quot;, &quot;dropping-particle&quot;: &quot;&quot;, &quot;parse-names&quot;: false, &quot;non-dropping-particle&quot;: &quot;&quot;, &quot;family&quot;: &quot;Walley&quot;, &quot;suffix&quot;: &quot;&quot;}, {&quot;given&quot;: &quot;Jennifer a&quot;, &quot;dropping-particle&quot;: &quot;&quot;, &quot;parse-names&quot;: false, &quot;non-dropping-particle&quot;: &quot;&quot;, &quot;family&quot;: &quot;Hammock&quot;, &quot;suffix&quot;: &quot;&quot;}, {&quot;given&quot;: &quot;Anthony&quot;, &quot;dropping-particle&quot;: &quot;&quot;, &quot;parse-names&quot;: false, &quot;non-dropping-particle&quot;: &quot;&quot;, &quot;family&quot;: &quot;Goddard&quot;, &quot;suffix&quot;: &quot;&quot;}, {&quot;given&quot;: &quot;Jeremy&quot;, &quot;dropping-particle&quot;: &quot;&quot;, &quot;parse-names&quot;: false, &quot;non-dropping-particle&quot;: &quot;&quot;, &quot;family&quot;: &quot;Rice&quot;, &quot;suffix&quot;: &quot;&quot;}, {&quot;given&quot;: &quot;Marie&quot;, &quot;dropping-particle&quot;: &quot;&quot;, &quot;parse-names&quot;: false, &quot;non-dropping-particle&quot;: &quot;&quot;, &quot;family&quot;: &quot;Studer&quot;, &quot;suffix&quot;: &quot;&quot;}, {&quot;given&quot;: &quot;Jeffrey T G&quot;, &quot;dropping-particle&quot;: &quot;&quot;, &quot;parse-names&quot;: false, &quot;non-dropping-particle&quot;: &quot;&quot;, &quot;family&quot;: &quot;Holmes&quot;, &quot;suffix&quot;: &quot;&quot;}, {&quot;given&quot;: &quot;Robert J&quot;, &quot;dropping-particle&quot;: &quot;&quot;, &quot;parse-names&quot;: false, &quot;non-dropping-particle&quot;: &quot;&quot;, &quot;family&quot;: &quot;Corrigan&quot;, &quot;suffix&quot;: &quot;&quot;}], &quot;DOI&quot;: &quot;10.3897/BDJ.2.e1079&quot;, &quot;abstract&quot;: &quot;The Encyclopedia of Life (EOL, http://eol.org) aims to provide unprecedented global access to a broad range of information about life on Earth. It currently contains 3.5 million distinct pages for taxa and provides content for 1.3 million of those pages. The content is primarily contributed by EOL content partners (providers) that have a more limited geographic, taxonomic or topical scope. EOL aggregates these data and automatically integrates them based on associated scientific names and other classification information. EOL also provides interfaces for curation and direct content addition. All materials in EOL are either in the public domain or licensed under a Creative Commons license. In addition to the web interface, EOL is also accessible through an Application Programming Interface. In this paper, we review recent developments added for Version 2 of the web site and subsequent releases through Version 2.2, which have made EOL more engaging, personal, accessible and internationalizable. We outline the core features and technical architecture of the system. We summarize milestones achieved so far by EOL to present results of the current system implementation and establish benchmarks upon which to judge future improvements. We have shown that it is possible to successfully integrate large amounts of descriptive biodiversity data from diverse sources into a robust, standards-based, dynamic, and scalable infrastructure. Increasing global participation and the emergence of EOL-powered applications demonstrate that EOL is becoming a significant resource for anyone interested in biological diversity.&quot;, &quot;issue&quot;: &quot;2&quot;, &quot;page&quot;: &quot;e1079&quot;, &quot;issued&quot;: {&quot;date-parts&quot;: [[&quot;2014&quot;]]}, &quot;type&quot;: &quot;article-journal&quot;}, &quot;id&quot;: &quot;ITEM-1&quot;}]} RNDbIltdR8dtK"/><text:span text:style-name="T2">(Parr et al., 2014)</text:span><text:reference-mark-end text:name="ADDIN CSL_CITATION {&quot;schema&quot;: &quot;https://github.com/citation-style-language/schema/raw/master/csl-citation.json&quot;, &quot;properties&quot;: {&quot;noteIndex&quot;: 0}, &quot;mendeley&quot;: {&quot;previouslyFormattedCitation&quot;: &quot;(Parr et al., 2014)&quot;, &quot;plainTextFormattedCitation&quot;: &quot;(Parr et al., 2014)&quot;, &quot;formattedCitation&quot;: &quot;(Parr et al., 2014)&quot;}, &quot;citationItems&quot;: [{&quot;uris&quot;: [&quot;http://www.mendeley.com/documents/?uuid=648cbc09-a73c-42d7-ac1f-6c3a38adecc0&quot;], &quot;itemData&quot;: {&quot;ISSN&quot;: &quot;1314-2828&quot;, &quot;id&quot;: &quot;ITEM-1&quot;, &quot;title&quot;: &quot;The Encyclopedia of Life v2: Providing Global Access to Knowledge About Life on Earth.&quot;, &quot;PMID&quot;: &quot;24891832&quot;, &quot;container-title&quot;: &quot;Biodiversity Data Journal&quot;, &quot;author&quot;: [{&quot;given&quot;: &quot;Cynthia S&quot;, &quot;dropping-particle&quot;: &quot;&quot;, &quot;parse-names&quot;: false, &quot;non-dropping-particle&quot;: &quot;&quot;, &quot;family&quot;: &quot;Parr&quot;, &quot;suffix&quot;: &quot;&quot;}, {&quot;given&quot;: &quot;Nathan&quot;, &quot;dropping-particle&quot;: &quot;&quot;, &quot;parse-names&quot;: false, &quot;non-dropping-particle&quot;: &quot;&quot;, &quot;family&quot;: &quot;Wilson&quot;, &quot;suffix&quot;: &quot;&quot;}, {&quot;given&quot;: &quot;Patrick&quot;, &quot;dropping-particle&quot;: &quot;&quot;, &quot;parse-names&quot;: false, &quot;non-dropping-particle&quot;: &quot;&quot;, &quot;family&quot;: &quot;Leary&quot;, &quot;suffix&quot;: &quot;&quot;}, {&quot;given&quot;: &quot;Katja S&quot;, &quot;dropping-particle&quot;: &quot;&quot;, &quot;parse-names&quot;: false, &quot;non-dropping-particle&quot;: &quot;&quot;, &quot;family&quot;: &quot;Schulz&quot;, &quot;suffix&quot;: &quot;&quot;}, {&quot;given&quot;: &quot;Kristen&quot;, &quot;dropping-particle&quot;: &quot;&quot;, &quot;parse-names&quot;: false, &quot;non-dropping-particle&quot;: &quot;&quot;, &quot;family&quot;: &quot;Lans&quot;, &quot;suffix&quot;: &quot;&quot;}, {&quot;given&quot;: &quot;Lisa&quot;, &quot;dropping-particle&quot;: &quot;&quot;, &quot;parse-names&quot;: false, &quot;non-dropping-particle&quot;: &quot;&quot;, &quot;family&quot;: &quot;Walley&quot;, &quot;suffix&quot;: &quot;&quot;}, {&quot;given&quot;: &quot;Jennifer a&quot;, &quot;dropping-particle&quot;: &quot;&quot;, &quot;parse-names&quot;: false, &quot;non-dropping-particle&quot;: &quot;&quot;, &quot;family&quot;: &quot;Hammock&quot;, &quot;suffix&quot;: &quot;&quot;}, {&quot;given&quot;: &quot;Anthony&quot;, &quot;dropping-particle&quot;: &quot;&quot;, &quot;parse-names&quot;: false, &quot;non-dropping-particle&quot;: &quot;&quot;, &quot;family&quot;: &quot;Goddard&quot;, &quot;suffix&quot;: &quot;&quot;}, {&quot;given&quot;: &quot;Jeremy&quot;, &quot;dropping-particle&quot;: &quot;&quot;, &quot;parse-names&quot;: false, &quot;non-dropping-particle&quot;: &quot;&quot;, &quot;family&quot;: &quot;Rice&quot;, &quot;suffix&quot;: &quot;&quot;}, {&quot;given&quot;: &quot;Marie&quot;, &quot;dropping-particle&quot;: &quot;&quot;, &quot;parse-names&quot;: false, &quot;non-dropping-particle&quot;: &quot;&quot;, &quot;family&quot;: &quot;Studer&quot;, &quot;suffix&quot;: &quot;&quot;}, {&quot;given&quot;: &quot;Jeffrey T G&quot;, &quot;dropping-particle&quot;: &quot;&quot;, &quot;parse-names&quot;: false, &quot;non-dropping-particle&quot;: &quot;&quot;, &quot;family&quot;: &quot;Holmes&quot;, &quot;suffix&quot;: &quot;&quot;}, {&quot;given&quot;: &quot;Robert J&quot;, &quot;dropping-particle&quot;: &quot;&quot;, &quot;parse-names&quot;: false, &quot;non-dropping-particle&quot;: &quot;&quot;, &quot;family&quot;: &quot;Corrigan&quot;, &quot;suffix&quot;: &quot;&quot;}], &quot;DOI&quot;: &quot;10.3897/BDJ.2.e1079&quot;, &quot;abstract&quot;: &quot;The Encyclopedia of Life (EOL, http://eol.org) aims to provide unprecedented global access to a broad range of information about life on Earth. It currently contains 3.5 million distinct pages for taxa and provides content for 1.3 million of those pages. The content is primarily contributed by EOL content partners (providers) that have a more limited geographic, taxonomic or topical scope. EOL aggregates these data and automatically integrates them based on associated scientific names and other classification information. EOL also provides interfaces for curation and direct content addition. All materials in EOL are either in the public domain or licensed under a Creative Commons license. In addition to the web interface, EOL is also accessible through an Application Programming Interface. In this paper, we review recent developments added for Version 2 of the web site and subsequent releases through Version 2.2, which have made EOL more engaging, personal, accessible and internationalizable. We outline the core features and technical architecture of the system. We summarize milestones achieved so far by EOL to present results of the current system implementation and establish benchmarks upon which to judge future improvements. We have shown that it is possible to successfully integrate large amounts of descriptive biodiversity data from diverse sources into a robust, standards-based, dynamic, and scalable infrastructure. Increasing global participation and the emergence of EOL-powered applications demonstrate that EOL is becoming a significant resource for anyone interested in biological diversity.&quot;, &quot;issue&quot;: &quot;2&quot;, &quot;page&quot;: &quot;e1079&quot;, &quot;issued&quot;: {&quot;date-parts&quot;: [[&quot;2014&quot;]]}, &quot;type&quot;: &quot;article-journal&quot;}, &quot;id&quot;: &quot;ITEM-1&quot;}]} RNDbIltdR8dtK"/>⁠. </text:p>
      <text:h text:style-name="P8" text:outline-level="10"><text:bookmark text:name="h.q7h20kpn674g"/>References</text:h>
      <text:section text:style-name="Sect1" text:name="ADDIN Mendeley Bibliography CSL_BIBLIOGRAPHY  RND9GrjbIZQCQ">
        <text:p text:style-name="P4">Baker, E. (2015). The worldwide status of stick insects (Insecta: Phasmida) as pests of agriculture and forestry, with a generalised theory of phasmid outbreaks. <text:span text:style-name="T1">Agriculture &amp; Food Security</text:span>.</text:p>
        <text:p text:style-name="P3">Bedford, G. O. (1978). Biology and ecology of the Phasmatodea. <text:span text:style-name="T1">Annual Review of Entomology</text:span>, <text:span text:style-name="T1">23</text:span>(1), 125–149. http://doi.org/10.1146/annurev.en.23.010178.001013</text:p>
        <text:p text:style-name="P3">Brock, P. D. (2015). Phasmida Species File Online. Retrieved June 1, 2015, from http://phasmida.speciesfile.org</text:p>
        <text:p text:style-name="P3">Chavan, V., &amp; Penev, L. (2011). The data paper: a mechanism to incentivize data publishing in biodiversity science. <text:span text:style-name="T1">BMC Bioinformatics</text:span>, <text:span text:style-name="T1">12</text:span>(Suppl 15), S2. http://doi.org/10.1186/1471-2105-12-S15-S2</text:p>
        <text:p text:style-name="P3">Kimsey, L. S., &amp; Bohart, R. M. (1990). <text:span text:style-name="T1">The Chrysidid Wasps of The World</text:span>. Oxford University Press.</text:p>
        <text:p text:style-name="P3">Kimsey, L. S., Dewhurst, C. F., &amp; Nyaure, S. (2012). New species of egg parasites from the Oil Palm Stick Insect ( Eurycantha insularis ) in Papua New Guinea ( Hymenoptera , Chrysididae , Phasmatodea , Phasmatidae ), <text:span text:style-name="T1">1869</text:span>, 1–10. http://doi.org/10.3897/JHR.</text:p>
        <text:p text:style-name="P3">Krombein, K. V. (1983). Biosystematic Studies of Ceylonese Wasps, XI: A Monograph of the Amiseginae and Loboscelidiinae (Hymenoptera: Chrysididae). <text:span text:style-name="T1">Smithsonian Contributions to Zoology</text:span>, (376).</text:p>
        <text:p text:style-name="P3">Parr, C. S., Wilson, N., Leary, P., Schulz, K. S., Lans, K., Walley, L., … Corrigan, R. J. (2014). The Encyclopedia of Life v2: Providing Global Access to Knowledge About Life on Earth. <text:span text:style-name="T1">Biodiversity Data Journal</text:span>, (2), e1079. http://doi.org/10.3897/BDJ.2.e1079</text:p>
        <text:p text:style-name="P3">Readshaw, J. L. (1965). A Theory of Phasmatid Outbreak Release. <text:span text:style-name="T1">Australian Journal of Zoology</text:span>, <text:span text:style-name="T1">13</text:span>(475-490).</text:p>
        <text:p text:style-name="P3"><text:soft-page-break/>Riek, E. (1955). Australian cleptid (Hymenoptera: Chrysidoidea) egg parasites of Cresmododea (Phasmodea). <text:span text:style-name="T1">Australian Journal of Zoology</text:span>, <text:span text:style-name="T1">3</text:span>(1), 118. http://doi.org/10.1071/ZO9550118</text:p>
        <text:p text:style-name="P2">Roskov, Y., Abuca, <text:s/>y L., Orrell, T., Nicolson, D., Kunze, T., Flann, C., … De Wever, A. (2015). Species 2000 &amp; ITIS Catalogue of Life. Retrieved from www.catalogueoflife.org/co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GB"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GB"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
    <meta:initial-creator/>
    <dc:creator>Ed Baker</dc:creator>
    <meta:editing-cycles>3</meta:editing-cycles>
    <dc:date>2015-10-30T10:14:53.462190481</dc:date>
    <meta:editing-duration>P2DT12H10M32S</meta:editing-duration>
    <meta:document-statistic meta:table-count="0" meta:image-count="0" meta:object-count="0" meta:page-count="3" meta:paragraph-count="29" meta:word-count="753" meta:character-count="5158" meta:non-whitespace-character-count="4438"/>
    <meta:user-defined meta:name="Mendeley Citation Style_1">http://www.zotero.org/styles/apa</meta:user-defined>
    <meta:user-defined meta:name="Mendeley Document_1">True</meta:user-defined>
    <meta:user-defined meta:name="Mendeley User Name_1">edwbaker@gmail.com@www.mendeley.com</meta:user-defined>
  </office:meta>
</office:document-meta>
</file>